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4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0882069677153484" calcext:value-type="float">
            <text:p>0.00882069677153484</text:p>
          </table:table-cell>
          <table:table-cell table:style-name="ce1" table:formula="of:=AVERAGE([.C3:.C32])" office:value-type="float" office:value="0.954401779174805" calcext:value-type="float">
            <text:p>0.954401779174805</text:p>
          </table:table-cell>
          <table:table-cell table:style-name="ce1" table:formula="of:=AVERAGE([.D3:.D32])" office:value-type="float" office:value="0.123107370034524" calcext:value-type="float">
            <text:p>0.123107370034524</text:p>
          </table:table-cell>
          <table:table-cell table:style-name="ce1" table:formula="of:=AVERAGE([.E3:.E32])" office:value-type="float" office:value="0.00954114547485252" calcext:value-type="float">
            <text:p>0.00954114547485252</text:p>
          </table:table-cell>
          <table:table-cell table:style-name="ce1" table:formula="of:=AVERAGE([.F3:.F32])" office:value-type="float" office:value="0.0169332345488014" calcext:value-type="float">
            <text:p>0.0169332345488014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0742962001521729" calcext:value-type="float">
            <text:p>0.00742962001521729</text:p>
          </table:table-cell>
          <table:table-cell office:value-type="float" office:value="0.915401458740234" calcext:value-type="float">
            <text:p>0.915401458740234</text:p>
          </table:table-cell>
          <table:table-cell office:value-type="float" office:value="0.130196078431373" calcext:value-type="float">
            <text:p>0.130196078431373</text:p>
          </table:table-cell>
          <table:table-cell office:value-type="float" office:value="0.00781765093717623" calcext:value-type="float">
            <text:p>0.00781765093717623</text:p>
          </table:table-cell>
          <table:table-cell office:value-type="float" office:value="0.0147496556932782" calcext:value-type="float">
            <text:p>0.0147496556932782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519091013957781" calcext:value-type="float">
            <text:p>0.00519091013957781</text:p>
          </table:table-cell>
          <table:table-cell office:value-type="float" office:value="0.90130615234375" calcext:value-type="float">
            <text:p>0.90130615234375</text:p>
          </table:table-cell>
          <table:table-cell office:value-type="float" office:value="0.46551724137931" calcext:value-type="float">
            <text:p>0.46551724137931</text:p>
          </table:table-cell>
          <table:table-cell office:value-type="float" office:value="0.0052220331115581" calcext:value-type="float">
            <text:p>0.0052220331115581</text:p>
          </table:table-cell>
          <table:table-cell office:value-type="float" office:value="0.0103282074822125" calcext:value-type="float">
            <text:p>0.0103282074822125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631683349609" calcext:value-type="float">
            <text:p>0.98263168334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0813133751810719" calcext:value-type="float">
            <text:p>0.0813133751810719</text:p>
          </table:table-cell>
          <table:table-cell office:value-type="float" office:value="0.963710784912109" calcext:value-type="float">
            <text:p>0.963710784912109</text:p>
          </table:table-cell>
          <table:table-cell office:value-type="float" office:value="0.398863098057793" calcext:value-type="float">
            <text:p>0.398863098057793</text:p>
          </table:table-cell>
          <table:table-cell office:value-type="float" office:value="0.0926700418225842" calcext:value-type="float">
            <text:p>0.0926700418225842</text:p>
          </table:table-cell>
          <table:table-cell office:value-type="float" office:value="0.150397427882469" calcext:value-type="float">
            <text:p>0.150397427882469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356912144702842" calcext:value-type="float">
            <text:p>0.0356912144702842</text:p>
          </table:table-cell>
          <table:table-cell office:value-type="float" office:value="0.908889770507813" calcext:value-type="float">
            <text:p>0.908889770507813</text:p>
          </table:table-cell>
          <table:table-cell office:value-type="float" office:value="0.454265159301131" calcext:value-type="float">
            <text:p>0.454265159301131</text:p>
          </table:table-cell>
          <table:table-cell office:value-type="float" office:value="0.037290137517928" calcext:value-type="float">
            <text:p>0.037290137517928</text:p>
          </table:table-cell>
          <table:table-cell office:value-type="float" office:value="0.0689225011694995" calcext:value-type="float">
            <text:p>0.0689225011694995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210549008335729" calcext:value-type="float">
            <text:p>0.0210549008335729</text:p>
          </table:table-cell>
          <table:table-cell office:value-type="float" office:value="0.896064758300781" calcext:value-type="float">
            <text:p>0.896064758300781</text:p>
          </table:table-cell>
          <table:table-cell office:value-type="float" office:value="0.23226317875545" calcext:value-type="float">
            <text:p>0.23226317875545</text:p>
          </table:table-cell>
          <table:table-cell office:value-type="float" office:value="0.0226298513226492" calcext:value-type="float">
            <text:p>0.0226298513226492</text:p>
          </table:table-cell>
          <table:table-cell office:value-type="float" office:value="0.0412414666760504" calcext:value-type="float">
            <text:p>0.0412414666760504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08773171076836" calcext:value-type="float">
            <text:p>0.008773171076836</text:p>
          </table:table-cell>
          <table:table-cell office:value-type="float" office:value="0.919834136962891" calcext:value-type="float">
            <text:p>0.919834136962891</text:p>
          </table:table-cell>
          <table:table-cell office:value-type="float" office:value="0.236641221374046" calcext:value-type="float">
            <text:p>0.236641221374046</text:p>
          </table:table-cell>
          <table:table-cell office:value-type="float" office:value="0.0090286879277705" calcext:value-type="float">
            <text:p>0.0090286879277705</text:p>
          </table:table-cell>
          <table:table-cell office:value-type="float" office:value="0.0173937438630944" calcext:value-type="float">
            <text:p>0.0173937438630944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7713618338856" calcext:value-type="float">
            <text:p>0.007713618338856</text:p>
          </table:table-cell>
          <table:table-cell office:value-type="float" office:value="0.930316925048828" calcext:value-type="float">
            <text:p>0.930316925048828</text:p>
          </table:table-cell>
          <table:table-cell office:value-type="float" office:value="0.300847457627119" calcext:value-type="float">
            <text:p>0.300847457627119</text:p>
          </table:table-cell>
          <table:table-cell office:value-type="float" office:value="0.00785441672658886" calcext:value-type="float">
            <text:p>0.00785441672658886</text:p>
          </table:table-cell>
          <table:table-cell office:value-type="float" office:value="0.015309147754838" calcext:value-type="float">
            <text:p>0.015309147754838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" calcext:value-type="float">
            <text:p>0</text:p>
          </table:table-cell>
          <table:table-cell office:value-type="float" office:value="0.929676055908203" calcext:value-type="float">
            <text:p>0.929676055908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2784271240234" calcext:value-type="float">
            <text:p>0.982784271240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" calcext:value-type="float">
            <text:p>0</text:p>
          </table:table-cell>
          <table:table-cell office:value-type="float" office:value="0.888473510742188" calcext:value-type="float">
            <text:p>0.888473510742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" calcext:value-type="float">
            <text:p>0</text:p>
          </table:table-cell>
          <table:table-cell office:value-type="float" office:value="0.987117767333984" calcext:value-type="float">
            <text:p>0.98711776733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1494903564453" calcext:value-type="float">
            <text:p>0.981494903564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204623382369207" calcext:value-type="float">
            <text:p>0.00204623382369207</text:p>
          </table:table-cell>
          <table:table-cell office:value-type="float" office:value="0.931163787841797" calcext:value-type="float">
            <text:p>0.931163787841797</text:p>
          </table:table-cell>
          <table:table-cell office:value-type="float" office:value="0.174528301886792" calcext:value-type="float">
            <text:p>0.174528301886792</text:p>
          </table:table-cell>
          <table:table-cell office:value-type="float" office:value="0.00206623108281678" calcext:value-type="float">
            <text:p>0.00206623108281678</text:p>
          </table:table-cell>
          <table:table-cell office:value-type="float" office:value="0.00408411060213036" calcext:value-type="float">
            <text:p>0.00408411060213036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0667705319385711" calcext:value-type="float">
            <text:p>0.000667705319385711</text:p>
          </table:table-cell>
          <table:table-cell office:value-type="float" office:value="0.965744018554688" calcext:value-type="float">
            <text:p>0.965744018554688</text:p>
          </table:table-cell>
          <table:table-cell office:value-type="float" office:value="0.00902255639097744" calcext:value-type="float">
            <text:p>0.00902255639097744</text:p>
          </table:table-cell>
          <table:table-cell office:value-type="float" office:value="0.000720547616188303" calcext:value-type="float">
            <text:p>0.000720547616188303</text:p>
          </table:table-cell>
          <table:table-cell office:value-type="float" office:value="0.00133451957295374" calcext:value-type="float">
            <text:p>0.00133451957295374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23933846098292" calcext:value-type="float">
            <text:p>0.0423933846098292</text:p>
          </table:table-cell>
          <table:table-cell office:value-type="float" office:value="0.898838043212891" calcext:value-type="float">
            <text:p>0.898838043212891</text:p>
          </table:table-cell>
          <table:table-cell office:value-type="float" office:value="0.352870453862338" calcext:value-type="float">
            <text:p>0.352870453862338</text:p>
          </table:table-cell>
          <table:table-cell office:value-type="float" office:value="0.0459671104150352" calcext:value-type="float">
            <text:p>0.0459671104150352</text:p>
          </table:table-cell>
          <table:table-cell office:value-type="float" office:value="0.0813385526726019" calcext:value-type="float">
            <text:p>0.0813385526726019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75317978686834" calcext:value-type="float">
            <text:p>0.0175317978686834</text:p>
          </table:table-cell>
          <table:table-cell office:value-type="float" office:value="0.967292785644531" calcext:value-type="float">
            <text:p>0.967292785644531</text:p>
          </table:table-cell>
          <table:table-cell office:value-type="float" office:value="0.174657534246575" calcext:value-type="float">
            <text:p>0.174657534246575</text:p>
          </table:table-cell>
          <table:table-cell office:value-type="float" office:value="0.0191154422788606" calcext:value-type="float">
            <text:p>0.0191154422788606</text:p>
          </table:table-cell>
          <table:table-cell office:value-type="float" office:value="0.0344594594594595" calcext:value-type="float">
            <text:p>0.0344594594594595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" calcext:value-type="float">
            <text:p>0</text:p>
          </table:table-cell>
          <table:table-cell office:value-type="float" office:value="0.990211486816406" calcext:value-type="float">
            <text:p>0.990211486816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177133655394525" calcext:value-type="float">
            <text:p>0.0177133655394525</text:p>
          </table:table-cell>
          <table:table-cell office:value-type="float" office:value="0.990692138671875" calcext:value-type="float">
            <text:p>0.990692138671875</text:p>
          </table:table-cell>
          <table:table-cell office:value-type="float" office:value="0.435643564356436" calcext:value-type="float">
            <text:p>0.435643564356436</text:p>
          </table:table-cell>
          <table:table-cell office:value-type="float" office:value="0.0181293778327153" calcext:value-type="float">
            <text:p>0.0181293778327153</text:p>
          </table:table-cell>
          <table:table-cell office:value-type="float" office:value="0.0348101265822785" calcext:value-type="float">
            <text:p>0.0348101265822785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9364624023438" calcext:value-type="float">
            <text:p>0.989364624023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171016059295862" calcext:value-type="float">
            <text:p>0.0171016059295862</text:p>
          </table:table-cell>
          <table:table-cell office:value-type="float" office:value="0.902873992919922" calcext:value-type="float">
            <text:p>0.902873992919922</text:p>
          </table:table-cell>
          <table:table-cell office:value-type="float" office:value="0.327905255366395" calcext:value-type="float">
            <text:p>0.327905255366395</text:p>
          </table:table-cell>
          <table:table-cell office:value-type="float" office:value="0.0177228356537046" calcext:value-type="float">
            <text:p>0.0177228356537046</text:p>
          </table:table-cell>
          <table:table-cell office:value-type="float" office:value="0.0336281170531749" calcext:value-type="float">
            <text:p>0.0336281170531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2:52.933178255</dc:date>
    <meta:editing-duration>PT11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